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lvetica Neue" svg:font-family="Helvetica Neue"/>
    <style:font-face style:name="Times New Roman" svg:font-family="Times New Roman"/>
  </office:font-face-decls>
  <office:automatic-styles>
    <style:style style:name="P1" style:family="paragraph" style:parent-style-name="Standard">
      <style:text-properties style:font-name="Times New Roman" fo:font-size="12.0pt"/>
    </style:style>
    <style:style style:name="P2" style:family="paragraph" style:parent-style-name="Standard">
      <style:paragraph-properties style:line-spacing="0.0139in"/>
      <style:text-properties style:font-name="Helvetica Neue" fo:font-size="12.0pt" fo:color="#353535"/>
    </style:style>
    <style:style style:name="P3" style:family="paragraph" style:parent-style-name="Standard">
      <style:paragraph-properties style:line-spacing="0.0139in"/>
      <style:text-properties style:font-name="Helvetica Neue" fo:font-size="12.0pt" fo:color="#dca10d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API KEYS</text:p>
      <text:p text:style-name="P1"/>
      <text:p text:style-name="P2">weather underground 5ucc355!</text:p>
      <text:p text:style-name="P2">API KEY: 050cc66bcd917a79</text:p>
      <text:p text:style-name="P3"><text:a xlink:type="simple" xlink:href="https://www.wunderground.com/weather/api/d/docs">https://www.wunderground.com/weather/api/d/docs</text:a></text:p>
      <text:p text:style-name="P2"/>
      <text:p text:style-name="P2">Ticketmaster</text:p>
      <text:p text:style-name="P3"><text:a xlink:type="simple" xlink:href="https://app.ticketmaster.com/discovery/v2/events.json?apikey=xk2KuXCdtzC0ssvGGZAk2ysiqOtl0dd1">https://app.ticketmaster.com/discovery/v2/events.json?apikey=xk2KuXCdtzC0ssvGGZAk2ysiqOtl0dd1</text:a></text:p>
      <text:p text:style-name="P2"/>
      <text:p text:style-name="P3"><text:a xlink:type="simple" xlink:href="http://developer.ticketmaster.com/products-and-docs/apis/discovery-api/v2/">http://developer.ticketmaster.com/products-and-docs/apis/discovery-api/v2/</text:a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504.83</meta:generator>
    <meta:initial-creator>Zac Copeland</meta:initial-creator>
  </office:meta>
</office:document-meta>
</file>